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1.8104in" style:use-optimal-column-width="false"/>
    </style:style>
    <style:style style:name="TableColumn14" style:family="table-column">
      <style:table-column-properties style:column-width="2.6937in" style:use-optimal-column-width="false"/>
    </style:style>
    <style:style style:name="TableColumn15" style:family="table-column">
      <style:table-column-properties style:column-width="0.8673in" style:use-optimal-column-width="false"/>
    </style:style>
    <style:style style:name="TableColumn16" style:family="table-column">
      <style:table-column-properties style:column-width="0.8791in" style:use-optimal-column-width="false"/>
    </style:style>
    <style:style style:name="Table12" style:family="table">
      <style:table-properties style:width="6.250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Garamond" fo:font-size="12pt" style:font-size-asian="12pt" style:font-size-complex="12pt"/>
    </style:style>
    <style:style style:name="P24" style:parent-style-name="TableContents" style:family="paragraph">
      <style:text-properties style:font-name="Garamond" fo:font-size="9pt" style:font-size-asian="9pt" style:font-size-complex="9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Garamond" fo:font-size="12pt" style:font-size-asian="12pt" style:font-size-complex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Garamond" fo:font-size="12pt" style:font-size-asian="12pt" style:font-size-complex="12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Garamond" fo:font-size="12pt" style:font-size-asian="12pt" style:font-size-complex="12pt"/>
    </style:style>
    <style:style style:name="P3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8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39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0" style:parent-style-name="Standard" style:family="paragraph">
      <style:paragraph-properties fo:text-align="justify"/>
    </style:style>
    <style:style style:name="T41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2" style:parent-style-name="DefaultParagraphFont" style:family="text">
      <style:text-properties style:font-name="Garamond" fo:font-size="11pt" style:font-size-asian="11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6" style:parent-style-name="DefaultParagraphFont" style:family="text">
      <style:text-properties style:font-name="Garamond" fo:font-size="11pt" style:font-size-asian="11pt" style:font-size-complex="10pt"/>
    </style:style>
    <style:style style:name="T47" style:parent-style-name="DefaultParagraphFont" style:family="text">
      <style:text-properties style:font-name="Garamond" fo:font-size="11pt" style:font-size-asian="11pt" style:font-size-complex="10pt"/>
    </style:style>
    <style:style style:name="T48" style:parent-style-name="DefaultParagraphFont" style:family="text">
      <style:text-properties style:font-name="Garamond" fo:font-size="11pt" style:font-size-asian="11pt" style:font-size-complex="10pt"/>
    </style:style>
    <style:style style:name="P49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50" style:parent-style-name="Standard" style:family="paragraph">
      <style:paragraph-properties fo:text-align="justify"/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Column52" style:family="table-column">
      <style:table-column-properties style:column-width="2.8736in" style:use-optimal-column-width="false"/>
    </style:style>
    <style:style style:name="TableColumn53" style:family="table-column">
      <style:table-column-properties style:column-width="0.575in" style:use-optimal-column-width="false"/>
    </style:style>
    <style:style style:name="TableColumn54" style:family="table-column">
      <style:table-column-properties style:column-width="0.575in" style:use-optimal-column-width="false"/>
    </style:style>
    <style:style style:name="TableColumn55" style:family="table-column">
      <style:table-column-properties style:column-width="2.5513in" style:use-optimal-column-width="false"/>
    </style:style>
    <style:style style:name="Table51" style:family="table">
      <style:table-properties style:width="6.575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Row63" style:family="table-row">
      <style:table-row-properties style:use-optimal-row-height="false"/>
    </style:style>
    <style:style style:name="P64" style:parent-style-name="Normal" style:family="paragraph">
      <style:text-properties fo:font-size="13pt" style:font-size-asian="13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P69" style:parent-style-name="Normal" style:family="paragraph">
      <style:text-properties fo:font-size="13pt" style:font-size-asian="13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160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T161" style:parent-style-name="DefaultParagraphFont" style:family="text">
      <style:text-properties style:font-name="Garamond" fo:font-size="11pt" style:font-size-asian="11pt" style:font-size-complex="10pt"/>
    </style:style>
    <style:style style:name="T162" style:parent-style-name="DefaultParagraphFont" style:family="text">
      <style:text-properties style:font-name="Garamond" fo:font-size="11pt" style:font-size-asian="11pt" style:font-size-complex="10pt"/>
    </style:style>
    <style:style style:name="P163" style:parent-style-name="Standard" style:family="paragraph">
      <style:text-properties style:font-name="Garamond" fo:font-size="11pt" style:font-size-asian="11pt" style:font-size-complex="10pt"/>
    </style:style>
    <style:style style:name="P164" style:parent-style-name="Standard" style:family="paragraph">
      <style:text-properties style:font-name="Garamond" fo:font-size="26pt" style:font-size-asian="26pt"/>
    </style:style>
    <style:style style:name="P165" style:parent-style-name="Standard" style:family="paragraph">
      <style:text-properties style:font-name="Garamond" fo:font-size="26pt" style:font-size-asian="26pt"/>
    </style:style>
    <style:style style:name="P166" style:parent-style-name="Standard" style:family="paragraph">
      <style:paragraph-properties fo:break-before="page"/>
    </style:style>
    <style:style style:name="T167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8" style:parent-style-name="FootnoteReference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style:font-name="Garamond" fo:font-size="8pt" style:font-size-asian="8pt" style:font-size-complex="8pt"/>
    </style:style>
    <style:style style:name="T170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style:font-name="Garamond" fo:font-size="11pt" style:font-size-asian="11pt" style:font-size-complex="10pt"/>
    </style:style>
    <style:style style:name="T172" style:parent-style-name="DefaultParagraphFont" style:family="text">
      <style:text-properties style:font-name="Garamond" fo:font-size="11pt" style:font-size-asian="11pt" style:font-size-complex="10pt"/>
    </style:style>
    <style:style style:name="P173" style:parent-style-name="Standard" style:family="paragraph">
      <style:text-properties style:font-name="Garamond" fo:font-size="11pt" style:font-size-asian="11pt" style:font-size-complex="10pt"/>
    </style:style>
    <style:style style:name="TableColumn175" style:family="table-column">
      <style:table-column-properties style:column-width="3.5041in" style:use-optimal-column-width="false"/>
    </style:style>
    <style:style style:name="TableColumn176" style:family="table-column">
      <style:table-column-properties style:column-width="0.6194in" style:use-optimal-column-width="false"/>
    </style:style>
    <style:style style:name="TableColumn177" style:family="table-column">
      <style:table-column-properties style:column-width="0.5666in" style:use-optimal-column-width="false"/>
    </style:style>
    <style:style style:name="TableColumn178" style:family="table-column">
      <style:table-column-properties style:column-width="0.4958in" style:use-optimal-column-width="false"/>
    </style:style>
    <style:style style:name="TableColumn179" style:family="table-column">
      <style:table-column-properties style:column-width="0.5659in" style:use-optimal-column-width="false"/>
    </style:style>
    <style:style style:name="TableColumn180" style:family="table-column">
      <style:table-column-properties style:column-width="0.5576in" style:use-optimal-column-width="false"/>
    </style:style>
    <style:style style:name="Table174" style:family="table">
      <style:table-properties style:width="6.3097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8pt"/>
    </style:style>
    <style:style style:name="TableCell1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P186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TableRow187" style:family="table-row">
      <style:table-row-properties style:use-optimal-row-height="false"/>
    </style:style>
    <style:style style:name="P188" style:parent-style-name="Normal" style:family="paragraph">
      <style:text-properties fo:font-size="13pt" style:font-size-asian="13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329" style:parent-style-name="Standard" style:family="paragraph">
      <style:text-properties style:font-name="Garamond" fo:font-size="11pt" style:font-size-asian="11pt" style:font-size-complex="10pt"/>
    </style:style>
    <style:style style:name="T330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331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P332" style:parent-style-name="Standard" style:family="paragraph">
      <style:paragraph-properties fo:text-align="justify"/>
      <style:text-properties style:font-name="Garamond" fo:color="#262626" style:letter-kerning="false" fo:font-size="11pt" style:font-size-asian="11pt" style:font-size-complex="10pt"/>
    </style:style>
    <style:style style:name="P333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4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5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6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7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1pt" style:font-size-asian="11pt" style:font-size-complex="10pt"/>
    </style:style>
    <style:style style:name="P338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1pt" style:font-size-asian="11pt" style:font-size-complex="10pt"/>
    </style:style>
    <style:style style:name="P339" style:parent-style-name="Standard" style:family="paragraph">
      <style:text-properties style:font-name="Garamond" fo:font-size="11pt" style:font-size-asian="11pt" style:font-size-complex="10pt"/>
    </style:style>
    <style:style style:name="P340" style:parent-style-name="Standard" style:family="paragraph">
      <style:text-properties style:font-name="Garamond" fo:font-size="11pt" style:font-size-asian="11pt" style:font-size-complex="10pt"/>
    </style:style>
    <style:style style:name="P341" style:parent-style-name="Standard" style:family="paragraph">
      <style:text-properties style:font-name="Garamond" fo:font-size="11pt" style:font-size-asian="11pt" style:font-size-complex="10pt"/>
    </style:style>
    <style:style style:name="P342" style:parent-style-name="Standard" style:family="paragraph">
      <style:text-properties style:font-name="Garamond" fo:font-size="11pt" style:font-size-asian="11pt" style:font-size-complex="10pt"/>
    </style:style>
    <style:style style:name="P343" style:parent-style-name="Standard" style:family="paragraph">
      <style:text-properties style:font-name="Garamond" fo:font-size="11pt" style:font-size-asian="11pt" style:font-size-complex="10pt"/>
    </style:style>
    <style:style style:name="P344" style:parent-style-name="Standard" style:family="paragraph">
      <style:text-properties style:font-name="Garamond" fo:font-size="11pt" style:font-size-asian="11pt" style:font-size-complex="10pt"/>
    </style:style>
    <style:style style:name="P345" style:parent-style-name="Standard" style:family="paragraph"/>
    <style:style style:name="T346" style:parent-style-name="DefaultParagraphFont" style:family="text">
      <style:text-properties style:font-name="Garamond" fo:font-size="11pt" style:font-size-asian="11pt" style:font-size-complex="10pt"/>
    </style:style>
  </office:automatic-styles>
  <office:body>
    <office:text text:use-soft-page-breaks="true">
      <text:p text:style-name="P1">Alpha-testing<text:s/>Checklist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UTut: University Tutor</text:p>
          </table:table-cell>
          <table:table-cell table:style-name="TableCell22">
            <text:p text:style-name="P23">Project ID</text:p>
            <text:p text:style-name="P24">(if applicable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Reviewer’s Name</text:p>
          </table:table-cell>
          <table:table-cell table:style-name="TableCell30" table:number-columns-spanned="3">
            <text:p text:style-name="P31">Nikki Florita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Alpha-testing <text:s/>Date</text:p>
          </table:table-cell>
          <table:table-cell table:style-name="TableCell35" table:number-columns-spanned="3">
            <text:p text:style-name="P36">May 2,2018</text:p>
          </table:table-cell>
          <table:covered-table-cell/>
          <table:covered-table-cell/>
        </table:table-row>
      </table:table>
      <text:p text:style-name="P37"/>
      <text:p text:style-name="P38">This checklist is to be used to assess if alpha testing goals have been achieved. There are two categories of goals. <text:s/>One is the<text:s/>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p>
      <text:p text:style-name="P39"/>
      <text:p text:style-name="P40"><text:span text:style-name="T41">Target Audience</text:span><text:span text:style-name="T42">: <text:s/>CS 192 Classmates</text:span></text:p>
      <text:p text:style-name="P43"/>
      <text:p text:style-name="P44"><text:span text:style-name="T45">Instructions</text:span><text:span text:style-name="T46">: <text:s/>Place a check mark inside the appropriate box</text:span><text:span text:style-name="T47"><text:s/>to indicate if the software complies with the criteria. <text:s/>If it does not comply, and place a comment on its non-c</text:span><text:span text:style-name="T48">ompliance.</text:span></text:p>
      <text:p text:style-name="P49"/>
      <text:p text:style-name="P50">Functional Goals: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rows-spanned="2">
            <text:p text:style-name="P58">User Acceptance Criteria</text:p>
          </table:table-cell>
          <table:table-cell table:style-name="TableCell59" table:number-columns-spanned="2">
            <text:p text:style-name="P60">Compliance</text:p>
          </table:table-cell>
          <table:covered-table-cell/>
          <table:table-cell table:style-name="TableCell61" table:number-rows-spanned="2">
            <text:p text:style-name="P62">Remarks</text:p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Yes</text:p>
          </table:table-cell>
          <table:table-cell table:style-name="TableCell67">
            <text:p text:style-name="P68">No</text:p>
          </table:table-cell>
          <table:covered-table-cell>
            <text:p text:style-name="P69"/>
          </table:covered-table-cell>
        </table:table-row>
        <table:table-row table:style-name="TableRow70">
          <table:table-cell table:style-name="TableCell71">
            <text:p text:style-name="P72">Create User Account</text:p>
          </table:table-cell>
          <table:table-cell table:style-name="TableCell73">
            <text:p text:style-name="P74">✓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Update Account Information</text:p>
          </table:table-cell>
          <table:table-cell table:style-name="TableCell82">
            <text:p text:style-name="P83">✓</text:p>
          </table:table-cell>
          <table:table-cell table:style-name="TableCell84">
            <text:p text:style-name="P85"/>
          </table:table-cell>
          <table:table-cell table:style-name="TableCell86">
            <text:p text:style-name="P87">Description and Password only</text:p>
          </table:table-cell>
        </table:table-row>
        <table:table-row table:style-name="TableRow88">
          <table:table-cell table:style-name="TableCell89">
            <text:p text:style-name="P90">View Account Information</text:p>
          </table:table-cell>
          <table:table-cell table:style-name="TableCell91">
            <text:p text:style-name="P92">✓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Sign in and sign out</text:p>
          </table:table-cell>
          <table:table-cell table:style-name="TableCell100">
            <text:p text:style-name="P101">✓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Offer Tutorial</text:p>
          </table:table-cell>
          <table:table-cell table:style-name="TableCell109">
            <text:p text:style-name="P110">✓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For tutor</text:p>
          </table:table-cell>
        </table:table-row>
        <table:table-row table:style-name="TableRow115">
          <table:table-cell table:style-name="TableCell116">
            <text:p text:style-name="P117">Search for Tutorial</text:p>
          </table:table-cell>
          <table:table-cell table:style-name="TableCell118">
            <text:p text:style-name="P119">✓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For tutee</text:p>
          </table:table-cell>
        </table:table-row>
        <table:table-row table:style-name="TableRow124">
          <table:table-cell table:style-name="TableCell125">
            <text:p text:style-name="P126">Request Tutor</text:p>
          </table:table-cell>
          <table:table-cell table:style-name="TableCell127">
            <text:p text:style-name="P128">✓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For tutee</text:p>
          </table:table-cell>
        </table:table-row>
        <table:table-row table:style-name="TableRow133">
          <table:table-cell table:style-name="TableCell134">
            <text:p text:style-name="P135">Accept/Reject Tutee</text:p>
          </table:table-cell>
          <table:table-cell table:style-name="TableCell136">
            <text:p text:style-name="P137">✓</text:p>
          </table:table-cell>
          <table:table-cell table:style-name="TableCell138">
            <text:p text:style-name="P139"/>
          </table:table-cell>
          <table:table-cell table:style-name="TableCell140">
            <text:p text:style-name="P141">For tutor</text:p>
          </table:table-cell>
        </table:table-row>
        <table:table-row table:style-name="TableRow142">
          <table:table-cell table:style-name="TableCell143">
            <text:p text:style-name="P144">Write Review</text:p>
          </table:table-cell>
          <table:table-cell table:style-name="TableCell145">
            <text:p text:style-name="P146">✓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For tutee</text:p>
          </table:table-cell>
        </table:table-row>
        <table:table-row table:style-name="TableRow151">
          <table:table-cell table:style-name="TableCell152">
            <text:p text:style-name="P153">Total</text:p>
          </table:table-cell>
          <table:table-cell table:style-name="TableCell154">
            <text:p text:style-name="P155">9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</table:table>
      <text:p text:style-name="P160"/>
      <text:p text:style-name="Standard"><text:span text:style-name="T161">Tester's</text:span><text:span text:style-name="T162"><text:s/>Comments:</text:span></text:p>
      <text:p text:style-name="P163">All functionalities complied<text:line-break/></text:p>
      <text:p text:style-name="P164"/>
      <text:p text:style-name="P165"/>
      <text:soft-page-break/>
      <text:p text:style-name="P166"><text:span text:style-name="T167">Usability Goals</text:span><text:span text:style-name="T168"><text:note text:note-class="footnote" text:id="_ftn0"><text:note-citation>1</text:note-citation><text:note-body><text:p text:style-name="Footnote"><text:span text:style-name="T169">http://chaione.com/ux-research-standardizing-usability-questionnaires/</text:span></text:p></text:note-body></text:note></text:span><text:span text:style-name="T170">:</text:span></text:p>
      <text:p text:style-name="Standard"><text:span text:style-name="T171">This is the System Usability Scale (SUS) used to measure users' perceived usability of a product or system. <text:s/>It is highly<text:s/></text:span><text:span text:style-name="T172">reliable (.91). <text:s/>Mark the most appropriate box that shows how much you agree with the statement.</text:span></text:p>
      <text:p text:style-name="P173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 table:number-rows-spanned="2">
            <text:p text:style-name="P183">System Usability Scale Standard Version</text:p>
          </table:table-cell>
          <table:table-cell table:style-name="TableCell184" table:number-columns-spanned="5">
            <text:p text:style-name="P185"><text:s/>Strongly <text:s text:c="67"/>Strongly</text:p>
            <text:p text:style-name="P186">Disagree <text:s text:c="23"/><text:s text:c="45"/>Agree</text:p>
          </table:table-cell>
          <table:covered-table-cell/>
          <table:covered-table-cell/>
          <table:covered-table-cell/>
          <table:covered-table-cell/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>1</text:p>
          </table:table-cell>
          <table:table-cell table:style-name="TableCell191">
            <text:p text:style-name="P192">2</text:p>
          </table:table-cell>
          <table:table-cell table:style-name="TableCell193">
            <text:p text:style-name="P194">3</text:p>
          </table:table-cell>
          <table:table-cell table:style-name="TableCell195">
            <text:p text:style-name="P196">4</text:p>
          </table:table-cell>
          <table:table-cell table:style-name="TableCell197">
            <text:p text:style-name="P198">5</text:p>
          </table:table-cell>
        </table:table-row>
        <table:table-row table:style-name="TableRow199">
          <table:table-cell table:style-name="TableCell200">
            <text:p text:style-name="P201">1. <text:s/>I think that I would like to use this system.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>✓</text:p>
          </table:table-cell>
        </table:table-row>
        <table:table-row table:style-name="TableRow212">
          <table:table-cell table:style-name="TableCell213">
            <text:p text:style-name="P214">2. I found the system unnecessarily complex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>✓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3. <text:s/>I thought the system was easy to use.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>✓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4. <text:s/>I think that I would need the<text:s/>support of a technical person to be able to use this system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>✓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5. <text:s/>I found the various functions in the system were well integrated.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✓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6. <text:s/>I thought where was too much inconsistency in this system.</text:p>
          </table:table-cell>
          <table:table-cell table:style-name="TableCell267">
            <text:p text:style-name="P268">✓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7. <text:s/>I would image that most people would<text:s/>learn to use this system very quickly.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✓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8. <text:s text:c="2"/>I found the system very cumbersome to use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>✓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9. <text:s text:c="2"/>I felt very confident using the system.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✓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10. <text:s/>I needed to learn a lot of things before I could get going with this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>✓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</table:table>
      <text:p text:style-name="P329"/>
      <text:p text:style-name="Standard"><text:span text:style-name="T330">Computation<text:s/></text:span><text:span text:style-name="T331">of SUS Score:</text:span></text:p>
      <text:p text:style-name="P332">For odd items: subtract one from the user response.</text:p>
      <text:list text:style-name="LFO12" text:continue-numbering="true">
        <text:list-item>
          <text:p text:style-name="P333">For odd items: subtract one from the user response.</text:p>
        </text:list-item>
        <text:list-item>
          <text:p text:style-name="P334">For even items: subtract the user response from 5.</text:p>
        </text:list-item>
        <text:list-item>
          <text:p text:style-name="P335">This scales all values from 0-4 (with 4 being the most positive response).</text:p>
        </text:list-item>
        <text:list-item>
          <text:p text:style-name="P336">Add up the<text:s/>converted responses for each user and multiply that total to 2.5. <text:s/>This converts the range of possible values from 0 to 100 instead of from 0-40.</text:p>
        </text:list-item>
      </text:list>
      <text:p text:style-name="P337"/>
      <text:p text:style-name="P338">SUS Score:<text:s/>67.5</text:p>
      <text:p text:style-name="P339"/>
      <text:p text:style-name="P340">Tester's Comments:</text:p>
      <text:p text:style-name="P341">Room for improvement:</text:p>
      <text:list text:style-name="LFO13" text:continue-numbering="true">
        <text:list-item>
          <text:p text:style-name="P342">Verification when signing up</text:p>
        </text:list-item>
        <text:list-item>
          <text:p text:style-name="P343">update<text:s/>profile separate change description and change password</text:p>
        </text:list-item>
        <text:list-item>
          <text:p text:style-name="P344">fix header tabs</text:p>
          <text:list text:continue-numbering="true">
            <text:list-item>
              <text:p text:style-name="P345"><text:span text:style-name="T346">unclutter tutorial tab i.e. move ongoing and finished to own profil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>
        <style:tab-stops>
          <style:tab-stop style:type="left" style:position="0.1326in"/>
          <style:tab-stop style:type="center" style:position="3in"/>
          <style:tab-stop style:type="right" style:position="6in"/>
        </style:tab-stops>
      </style:paragraph-properties>
    </style:style>
    <style:style style:name="T6" style:parent-style-name="PageNumber" style:family="text">
      <style:text-properties style:font-name="Garamond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  <style:style style:name="T8" style:parent-style-name="PageNumber" style:family="text">
      <style:text-properties style:font-name="Garamond" fo:font-size="6pt" style:font-size-asian="6pt" style:font-size-complex="6pt"/>
    </style:style>
    <style:style style:name="T9" style:parent-style-name="PageNumber" style:family="text">
      <style:text-properties style:font-name="Garamond" fo:font-size="6pt" style:font-size-asian="6pt" style:font-size-complex="6pt"/>
    </style:style>
    <style:style style:name="T10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rcsolamo: Version 11</text:span><text:span text:style-name="T7"><text:s/></text:span><text:span text:style-name="T8"><text:tab/></text:span><text:span text:style-name="T9"><text:tab/>Page<text:s/></text:span><text:span text:style-name="T10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08T18:31:00Z</dc:date>
    <meta:print-date>2006-07-28T14:33:00Z</meta:print-date>
    <meta:template xlink:href="Normal" xlink:type="simple"/>
    <meta:editing-cycles>28</meta:editing-cycles>
    <meta:editing-duration>PT8280S</meta:editing-duration>
    <meta:document-statistic meta:page-count="2" meta:paragraph-count="6" meta:word-count="453" meta:character-count="3030" meta:row-count="21" meta:non-whitespace-character-count="2583"/>
  </office:meta>
</office:document-meta>
</file>